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800000" draw:opacity="15%" draw:textarea-horizontal-align="justify" draw:textarea-vertical-align="middle" draw:auto-grow-height="false" draw:shadow="visible" draw:shadow-offset-x="0.305cm" draw:shadow-offset-y="0.305cm" draw:shadow-opacity="15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8080" draw:marker-start="Circle" draw:marker-start-width="0.503cm" draw:marker-end="Arrowheads_20_2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03cm" svg:stroke-color="#008080" draw:marker-start="Circle" draw:marker-start-width="0.503cm" draw:marker-end="Arrowheads_20_2" draw:marker-end-width="0.603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wrap-option="no-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gradient-name="Gradient_20_1" draw:opacity="65%" draw:textarea-horizontal-align="justify" draw:textarea-vertical-align="middle" draw:auto-grow-height="false" draw:shadow-opacity="65%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6.985cm" svg:x="1cm" svg:y="23.225cm">
          <text:p text:style-name="P1">4 Dimensions</text:p>
          <text:p text:style-name="P1">Integral</text:p>
          <text:p text:style-name="P2"/>
          <text:p text:style-name="P2"/>
          <text:p text:style-name="P2"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2" draw:layer="layout" svg:width="8.89cm" svg:height="6.985cm" svg:x="11.105cm" svg:y="23.225cm">
          <text:p text:style-name="P2">3 Dimensions</text:p>
          <text:p text:style-name="P2">Integral, and so on</text:p>
          <text:p text:style-name="P2"/>
          <text:p text:style-name="P2"/>
          <text:p text:style-name="P2"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" draw:text-style-name="P3" draw:id="id6" draw:layer="layout" svg:width="4.445cm" svg:height="1.27cm" svg:x="8.385cm" svg:y="39.1cm">
          <text:p text:style-name="P2">Input m, p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7.62cm" svg:height="1.904cm" svg:x="7.35cm" svg:y="35.29cm">
          <text:p text:style-name="P2">Calculate</text:p>
          <text:p text:style-name="P2"><text:span text:style-name="T1">Intermediate</text:span> Terms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3" draw:id="id2" draw:layer="layout" svg:width="4.445cm" svg:height="2.54cm" svg:x="1cm" svg:y="27.67cm">
          <text:p text:style-name="P2">D0 </text:p>
          <text:p text:style-name="P2">(Real, Image)</text:p>
          <text:p text:style-name="P2">by Formula 1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81cm" svg:height="1.905cm" svg:x="5.445cm" svg:y="27.67cm">
          <text:p text:style-name="P2">D0 by</text:p>
          <text:p text:style-name="P2">Formula 2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3.81cm" svg:height="1.905cm" svg:x="11.795cm" svg:y="27.67cm">
          <text:p text:style-name="P2">D0 by</text:p>
          <text:p text:style-name="P2">Formula n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3.81cm" svg:height="1.905cm" svg:x="15.605cm" svg:y="27.67cm">
          <text:p text:style-name="P2">D0 by</text:p>
          <text:p text:style-name="P2">Formula ...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35cm" svg:y1="36.242cm" svg:x2="3.222cm" svg:y2="30.21cm" draw:start-shape="id1" draw:start-glue-point="3" draw:end-shape="id2" draw:end-glue-point="2" svg:d="m7350 36242c-2752 0-4128-2010-4128-6032">
          <text:p/>
        </draw:connector>
        <draw:connector draw:style-name="gr4" draw:text-style-name="P2" draw:layer="layout" draw:type="curve" svg:x1="7.35cm" svg:y1="36.242cm" svg:x2="7.35cm" svg:y2="29.575cm" draw:start-shape="id1" draw:start-glue-point="3" draw:end-shape="id3" draw:end-glue-point="2" svg:d="m7350 36242c-750 0-625-1905-438-2501s438 119 438-4166">
          <text:p text:style-name="P2">ex a_lk, b_lk, ...</text:p>
        </draw:connector>
        <draw:connector draw:style-name="gr5" draw:text-style-name="P3" draw:layer="layout" draw:type="curve" svg:x1="14.97cm" svg:y1="36.242cm" svg:x2="13.7cm" svg:y2="29.575cm" draw:start-shape="id1" draw:start-glue-point="1" draw:end-shape="id4" draw:end-glue-point="2" svg:d="m14970 36242c750 0 625-1905 120-2501s-1390 119-1390-4166">
          <text:p/>
        </draw:connector>
        <draw:connector draw:style-name="gr5" draw:text-style-name="P3" draw:layer="layout" draw:type="curve" svg:x1="14.97cm" svg:y1="36.242cm" svg:x2="17.51cm" svg:y2="29.575cm" draw:start-shape="id1" draw:start-glue-point="1" draw:end-shape="id5" draw:end-glue-point="2" svg:d="m14970 36242c1694 0 2540-2222 2540-6667">
          <text:p/>
        </draw:connector>
        <draw:custom-shape draw:style-name="gr6" draw:text-style-name="P1" draw:id="id7" draw:layer="layout" svg:width="10.16cm" svg:height="5.715cm" svg:x="1cm" svg:y="16.875cm">
          <text:p text:style-name="P1">1/ Exec with input =&gt; D0 (real, image) &gt; mid_real, mid_image</text:p>
          <text:p text:style-name="P1">2/ join head, mid(s), tail to build vegas code, with R (limit of the integral) input</text:p>
          <text:p text:style-name="P1">3/ compile mid(s) with to plot (from R1 to R2)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0.607cm" svg:y1="39.1cm" svg:x2="11.16cm" svg:y2="37.194cm" draw:start-shape="id6" draw:start-glue-point="0" draw:end-shape="id1" draw:end-glue-point="2" svg:d="m10607 39100 553-1906">
          <text:p text:style-name="P2">ex m, q, Rho, ...</text:p>
        </draw:connector>
        <draw:custom-shape draw:style-name="gr2" draw:text-style-name="P3" draw:layer="layout" svg:width="3.81cm" svg:height="1.905cm" svg:x="5.445cm" svg:y="25.765cm">
          <text:p text:style-name="P2">cout &lt;&lt; csrc</text:p>
          <text:p text:style-name="P2">&lt;&lt; D0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" draw:text-style-name="P1" draw:id="id8" draw:layer="layout" svg:width="10.795cm" svg:height="1.905cm" svg:x="9.137cm" svg:y="11.16cm">
          <text:p text:style-name="P1">Run the compiled code with input 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6.08cm" svg:y1="16.875cm" svg:x2="14.534cm" svg:y2="13.065cm" draw:start-shape="id7" draw:start-glue-point="0" draw:end-shape="id8" draw:end-glue-point="2" svg:d="m6080 16875c0-2859 8454-954 8454-3810">
          <text:p/>
        </draw:connector>
        <draw:custom-shape draw:style-name="gr8" draw:text-style-name="P2" draw:id="id9" draw:layer="layout" svg:width="5.08cm" svg:height="3.81cm" svg:x="9.137cm" svg:y="6.08cm">
          <text:p text:style-name="P2">.\plotdata\</text:p>
          <text:p text:style-name="P2">d04df1re.dat</text:p>
          <text:p text:style-name="P2">d04df1im.dat</text:p>
          <text:p text:style-name="P2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id="id11" draw:layer="layout" svg:width="5.715cm" svg:height="3.81cm" svg:x="14.852cm" svg:y="6.08cm">
          <text:p text:style-name="P2">.\vegasresult\</text:p>
          <text:p text:style-name="P2">ved04df1re.txt</text:p>
          <text:p text:style-name="P2">ved04df1im.txt</text:p>
          <text:p text:style-name="P2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10" draw:layer="layout" svg:width="1.27cm" svg:height="1.27cm" svg:x="14.335cm" svg:y="1cm">
          <text:p/>
          <draw:enhanced-geometry svg:viewBox="0 0 21600 21600" draw:glue-points="10800 0 3160 3160 0 10800 3160 18440 10800 21600 18440 18440 21600 10800 18440 3160" draw:text-areas="3200 3200 18400 18400" draw:type="forbidden" draw:modifiers="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5" draw:text-style-name="P3" draw:layer="layout" draw:type="curve" svg:x1="11.677cm" svg:y1="6.08cm" svg:x2="14.335cm" svg:y2="1.634cm" draw:start-shape="id9" draw:start-glue-point="0" draw:end-shape="id10" draw:end-glue-point="6" svg:d="m11677 6080c0-2964 886-4446 2658-4446">
          <text:p/>
        </draw:connector>
        <draw:connector draw:style-name="gr5" draw:text-style-name="P3" draw:layer="layout" draw:type="curve" svg:x1="17.709cm" svg:y1="6.08cm" svg:x2="15.603cm" svg:y2="1.634cm" draw:start-shape="id11" draw:start-glue-point="0" draw:end-shape="id10" draw:end-glue-point="10" svg:d="m17709 6080c0-2964-702-4446-2106-4446">
          <text:p/>
        </draw:connector>
        <draw:connector draw:style-name="gr5" draw:text-style-name="P3" draw:layer="layout" draw:type="curve" svg:x1="14.534cm" svg:y1="11.16cm" svg:x2="11.677cm" svg:y2="9.89cm" draw:start-shape="id8" draw:start-glue-point="0" draw:end-shape="id9" draw:end-glue-point="2" svg:d="m14534 11160c0-952-2857-318-2857-1270">
          <text:p/>
        </draw:connector>
        <draw:connector draw:style-name="gr5" draw:text-style-name="P3" draw:layer="layout" draw:type="curve" svg:x1="14.534cm" svg:y1="11.16cm" svg:x2="17.709cm" svg:y2="9.89cm" draw:start-shape="id8" draw:start-glue-point="0" draw:end-shape="id11" svg:d="m14534 11160c0-952 3175-318 3175-1270">
          <text:p/>
        </draw:connector>
        <draw:custom-shape draw:style-name="gr10" draw:text-style-name="P3" draw:layer="layout" svg:width="8.255cm" svg:height="5.08cm" svg:x="21.32cm" svg:y="35.29cm">
          <text:p text:style-name="P2">lev1.h</text:p>
          <text:p text:style-name="P2">lev2.h</text:p>
          <text:p text:style-name="P2">...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8.373cm" svg:height="5.08cm" svg:x="21.32cm" svg:y="25.13cm">
          <text:p text:style-name="P2">d04df1re.exe</text:p>
          <text:p text:style-name="P2">d04df2re.exe</text:p>
          <text:p text:style-name="P2">d04df&lt;n&gt;re.exe</text:p>
          <text:p text:style-name="P2">and so on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8.373cm" svg:height="5.08cm" svg:x="21.32cm" svg:y="17.51cm">
          <text:p text:style-name="P2">build4d.sh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8.373cm" svg:height="1.905cm" svg:x="21.32cm" svg:y="11.16cm">
          <text:p text:style-name="P2">run.sh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2" draw:display-name="Arrowheads 2" svg:viewBox="0 0 1321 3493" svg:d="m1321 3493h-1321l702-349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han Quan</meta:initial-creator>
    <meta:creation-date>2009-02-28T15:33:27</meta:creation-date>
    <dc:creator>quan phan</dc:creator>
    <dc:date>2009-03-01T20:42:48</dc:date>
    <meta:editing-cycles>5</meta:editing-cycles>
    <meta:editing-duration>PT40M22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